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01cm" loext:contextual-spacing="false"/>
      <style:text-properties officeooo:rsid="000f6b88" officeooo:paragraph-rsid="000f6b88"/>
    </style:style>
    <style:style style:name="P2" style:family="paragraph" style:parent-style-name="Standard" style:list-style-name="L1">
      <style:paragraph-properties fo:margin-top="0cm" fo:margin-bottom="0.101cm" loext:contextual-spacing="false"/>
      <style:text-properties officeooo:rsid="000f6b88" officeooo:paragraph-rsid="000f6b88"/>
    </style:style>
    <style:style style:name="P3" style:family="paragraph" style:parent-style-name="Standard" style:list-style-name="L2">
      <style:paragraph-properties fo:margin-top="0cm" fo:margin-bottom="0.101cm" loext:contextual-spacing="false"/>
      <style:text-properties officeooo:rsid="000f6b88" officeooo:paragraph-rsid="00114981"/>
    </style:style>
    <style:style style:name="P4" style:family="paragraph" style:parent-style-name="Standard">
      <style:paragraph-properties fo:margin-top="0cm" fo:margin-bottom="0.101cm" loext:contextual-spacing="false"/>
      <style:text-properties officeooo:rsid="000f6b88" officeooo:paragraph-rsid="00115228"/>
    </style:style>
    <style:style style:name="P5" style:family="paragraph" style:parent-style-name="Standard" style:list-style-name="L1">
      <style:paragraph-properties fo:margin-top="0cm" fo:margin-bottom="0.101cm" loext:contextual-spacing="false"/>
      <style:text-properties officeooo:paragraph-rsid="000f6b88"/>
    </style:style>
    <style:style style:name="P6" style:family="paragraph" style:parent-style-name="Standard">
      <style:paragraph-properties fo:margin-top="0cm" fo:margin-bottom="0.101cm" loext:contextual-spacing="false"/>
      <style:text-properties officeooo:paragraph-rsid="000f6b88"/>
    </style:style>
    <style:style style:name="P7" style:family="paragraph" style:parent-style-name="Standard" style:list-style-name="L2">
      <style:paragraph-properties fo:margin-top="0cm" fo:margin-bottom="0.101cm" loext:contextual-spacing="false"/>
      <style:text-properties officeooo:paragraph-rsid="00114981"/>
    </style:style>
    <style:style style:name="P8" style:family="paragraph" style:parent-style-name="Standard" style:list-style-name="L3">
      <style:paragraph-properties fo:margin-top="0cm" fo:margin-bottom="0.101cm" loext:contextual-spacing="false"/>
      <style:text-properties officeooo:paragraph-rsid="00115228"/>
    </style:style>
    <style:style style:name="P9" style:family="paragraph" style:parent-style-name="Standard">
      <style:paragraph-properties fo:margin-top="0cm" fo:margin-bottom="0.101cm" loext:contextual-spacing="false"/>
      <style:text-properties officeooo:paragraph-rsid="00115228"/>
    </style:style>
    <style:style style:name="P10" style:family="paragraph" style:parent-style-name="Standard">
      <style:paragraph-properties fo:margin-top="0cm" fo:margin-bottom="0.101cm" loext:contextual-spacing="false" fo:break-before="page"/>
      <style:text-properties officeooo:rsid="000f6b88" officeooo:paragraph-rsid="000f6b88"/>
    </style:style>
    <style:style style:name="T1" style:family="text">
      <style:text-properties officeooo:rsid="000f6b88"/>
    </style:style>
    <style:style style:name="T2" style:family="text">
      <style:text-properties fo:font-style="italic" style:font-style-asian="italic" style:font-style-complex="italic"/>
    </style:style>
    <style:style style:name="T3" style:family="text">
      <style:text-properties fo:font-style="italic" officeooo:rsid="000f6b88" style:font-style-asian="italic" style:font-style-complex="italic"/>
    </style:style>
    <style:style style:name="T4" style:family="text">
      <style:text-properties officeooo:rsid="0011498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65cm" fo:text-indent="-0.635cm" fo:margin-left="1.0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65cm" fo:text-indent="-0.635cm" fo:margin-left="1.0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 wird folgende Lösung vorgeschlagen:</text:p>
      <text:list xml:id="list1801332275" text:style-name="L1">
        <text:list-item>
          <text:p text:style-name="P5"><text:span text:style-name="T1">(A) und (B) sind im selben Kontext widersprüchlich, also sollte eine Separierung der Bedingungen erfolgen. Bedingungen sind hier die Kontexte (KA) und (KB) , in welchem die jeweilige Aussage steht.</text:span></text:p>
        </text:list-item>
        <text:list-item>
          <text:p text:style-name="P2">(D) steht in Beziehung zu beiden Kontexten, ist in der gegebenen Form also eine gemeinsame Abstraktion.</text:p>
        </text:list-item>
        <text:list-item>
          <text:p text:style-name="P5"><text:span text:style-name="T1">(D) hat die Eigenschaften notwendig, wesentlich, stabil, wiederholbar, die in den Kontexten verschieden interpretiert werden können. Die Eigenschaften stabil, wiederholbar beziehen sich auf raumzeitlich prozessuale Phänomene, die Eigenschaften notwendig, wesentlich auf sozial stabilisierte Begründungsphänomene.</text:span></text:p>
        </text:list-item>
      </text:list>
      <text:p text:style-name="P6"><text:span text:style-name="T1">Es geht in </text:span><text:span text:style-name="T3">beiden </text:span><text:span text:style-name="T1">Fällen um raumzeitlich stabile Phänomene, also </text:span><text:span text:style-name="T3">nicht </text:span><text:span text:style-name="T1">um </text:span><text:span text:style-name="T3">Trends </text:span><text:span text:style-name="T1">(ich greife hier den Hinweis von M.S. Rubin auf, dass eine Unterscheidung von Gesetzen und Trends notwendig und wesentlich ist). Die Eigenschaften stabil und wiederholbar sind also </text:span><text:span text:style-name="T3">nicht </text:span><text:span text:style-name="T1">diskriminativ.</text:span></text:p>
      <text:p text:style-name="P1">Die Kontexte (KA) und (KB) müssen also insbesondere hinsichtlich ihrer <text:span text:style-name="T2">Verschiedenheit </text:span>sozial stabilisierender Begründungsprozess genauer spezifiziert werden. Das ist nun einfach:</text:p>
      <text:p text:style-name="P1">(KA) ist ein wissenschaftlicher Begründungszusammenhang, in dem (A) erst im Rahmen einer umfassenderen Theorie (hier etwa der Newtonschen Mechanik) überhaupt kontextkonform begründet werden kann. Die Begriffe notwendig und wesentlich ergeben sich aus den Setzungen der umfassenderen Theorie.</text:p>
      <text:p text:style-name="P6"><text:span text:style-name="T1">(KB) ist ein erfahrungsbasierter Begründungszusammenhang, der sich (aus ingenieur-technischer und damit TRIZ-Sicht) in den interpersonalen Zusammenhang von Berufserfahrungen einordnet. Die Begriffe notwendig und wesentlich ergeben sich aus den legitimen Sinndeutungen (Berger/Luckmann) der Profession.</text:span></text:p>
      <text:p text:style-name="P1"/>
      <text:p text:style-name="P1">The following solution is proposed:</text:p>
      <text:list xml:id="list3654885128" text:style-name="L2">
        <text:list-item>
          <text:p text:style-name="P7"><text:span text:style-name="T1">(A) and (B) are contradictory </text:span><text:span text:style-name="T4">if put </text:span><text:span text:style-name="T1">in the same context, so a separation of conditions should be made. Conditions here are the contexts (KA) and (KB) </text:span><text:span text:style-name="T4">of </text:span><text:span text:style-name="T1">the respective statement.</text:span></text:p>
        </text:list-item>
        <text:list-item>
          <text:p text:style-name="P3">(D) is related to both contexts, <text:span text:style-name="T4">hence </text:span>it <text:span text:style-name="T4">has to be considered </text:span>a<text:span text:style-name="T4">s a</text:span> common abstraction.</text:p>
        </text:list-item>
        <text:list-item>
          <text:p text:style-name="P7"><text:span text:style-name="T1">(D) has the properties </text:span><text:span text:style-name="T3">necessary, essential, stable, repeatable</text:span><text:span text:style-name="T1">, which can be interpreted differently in </text:span><text:span text:style-name="T4">different </text:span><text:span text:style-name="T1">contexts. The properties </text:span><text:span text:style-name="T3">stable </text:span><text:span text:style-name="T4">and</text:span><text:span text:style-name="T1"> </text:span><text:span text:style-name="T3">repeatable </text:span><text:span text:style-name="T1">refer to spatiotemporal processual phenomena, the properties </text:span><text:span text:style-name="T3">necessary </text:span><text:span text:style-name="T4">and</text:span><text:span text:style-name="T1"> </text:span><text:span text:style-name="T3">essential </text:span><text:span text:style-name="T1">to socially stabilised phenomena of justification.</text:span></text:p>
        </text:list-item>
      </text:list>
      <text:p text:style-name="P1">In both cases, we are dealing with spatiotemporally stable phenomena, i.e. not with trends (here I take up M.S. Rubin's <text:span text:style-name="T4">point </text:span>that a distinction between laws and trends is necessary and essential). The properties <text:span text:style-name="T2">stable </text:span>and <text:span text:style-name="T2">repeatable </text:span>are thus non-discriminatory.</text:p>
      <text:p text:style-name="P1">The contexts (KA) and (KB) thus need to be specified more precisely, especially with regard to their difference <text:span text:style-name="T4">concerning </text:span>socially stabilising justification process<text:span text:style-name="T4">es</text:span>. This is now simple:</text:p>
      <text:p text:style-name="P1">(KA) is a scientific context of justification in which (A) can only be justified in conformity with the context within the framework of a more comprehensive theory (here, for example, Newtonian mechanics). The terms <text:span text:style-name="T2">necessary </text:span>and <text:span text:style-name="T2">essential </text:span>are derived from the settings of the more comprehensive theory.</text:p>
      <text:p text:style-name="P6"><text:span text:style-name="T1">(KB) is an experience-based context of justification, which (from an engineering and thus TRIZ point of view) fits into the interpersonal context of professional experiences. The terms </text:span><text:span text:style-name="T3">necessary </text:span><text:span text:style-name="T1">and </text:span><text:span text:style-name="T3">essential </text:span><text:span text:style-name="T1">result from the legitimate interpretations of meaning (Berger/Luckmann) </text:span><text:span text:style-name="T4">within </text:span><text:span text:style-name="T1">the </text:span><text:span text:style-name="T4">scope of the </text:span><text:span text:style-name="T1">profession.</text:span></text:p>
      <text:p text:style-name="P1"/>
      <text:p text:style-name="P1"/>
      <text:p text:style-name="P10">Предлагается следующее решение:</text:p>
      <text:list xml:id="list1529640342" text:style-name="L3">
        <text:list-item>
          <text:p text:style-name="P8"><text:span text:style-name="T1">(А) и (В) противоречат друг другу в одном и том же контексте, поэтому условия должны быть разделены. Условиями здесь являются контексты (KA) и (KB), в которых находится соответствующее заявление.</text:span></text:p>
        </text:list-item>
        <text:list-item>
          <text:p text:style-name="P8"><text:span text:style-name="T1">(D) связан с обоими контекстами, поэтому в данной форме является общей абстракцией.</text:span></text:p>
        </text:list-item>
        <text:list-item>
          <text:p text:style-name="P8"><text:span text:style-name="T1">(D) обладает свойствами необходимо, существенно, стабильно, воспроизводимо, которые могут быть истолкованы по-разному в различных контекстах. </text:span></text:p>
        </text:list-item>
      </text:list>
      <text:p text:style-name="P9"><text:span text:style-name="T1">Свойства стабильно, воспроизводимо относятся к пространственно-временным процессам, свойства необходимо, существенно для социально стабилизированных явлений оправдания.</text:span></text:p>
      <text:p text:style-name="P4">В обоих случаях мы имеем дело с пространственно-временно стабильными явлениями, то есть не с трендами (я подытоживаю здесь мысль М.С. Рубина о том, что разграничение между законами и трендами необходимо и существенно). Таким образом, свойства стабильно и воспроизводимо недискриминационные.</text:p>
      <text:p text:style-name="P1">Контексты (KA) и (KB), таким образом, должны быть уточнены, особенно с точки зрения их различия в социально стабилизирующем процессе рассуждения. Теперь все просто:</text:p>
      <text:p text:style-name="P1">(KA) – научный контекст обоснования, в котором (A) может быть обосновано только в контексте более широкой теории (здесь, скажем, ньютоновской механики). Необходимые и существенные термины вытекают из позиций более широкой теории.</text:p>
      <text:p text:style-name="P1">(KB) – основанный на опыте контекст обоснования, который (с инженерной точки зрения и, следовательно, с точки зрения ТРИЗ) вписывается в межличностный контекст профессионального опыта. Необходимые и существенные термины вытекают из законного толкования смысла (Бергер/Лакманн) профессии.</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6:42:26.609368123</meta:creation-date>
    <dc:date>2021-02-11T17:34:49.138365782</dc:date>
    <meta:editing-duration>PT39M51S</meta:editing-duration>
    <meta:editing-cycles>3</meta:editing-cycles>
    <meta:generator>LibreOffice/6.4.6.2$Linux_X86_64 LibreOffice_project/40$Build-2</meta:generator>
    <meta:document-statistic meta:table-count="0" meta:image-count="0" meta:object-count="0" meta:page-count="2" meta:paragraph-count="25" meta:word-count="674" meta:character-count="4969" meta:non-whitespace-character-count="4326"/>
  </office:meta>
</office:document-meta>
</file>